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bas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or storing users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e name = us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hashed password</text:p>
          </table:table-cell>
          <table:table-cell office:value-type="string" calcext:value-type="string">
            <text:p>ke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or each user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e name = id of the u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crypt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or each no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e name = id of the no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rchar(10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23:15:51.955882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39:26.512439281</meta:creation-date>
    <meta:generator>LibreOffice/4.2.8.2$Linux_X86_64 LibreOffice_project/420m0$Build-2</meta:generator>
    <dc:date>2016-02-09T00:52:10.572500292</dc:date>
    <meta:editing-duration>PT6H50M13S</meta:editing-duration>
    <meta:editing-cycles>4</meta:editing-cycles>
    <meta:document-statistic meta:table-count="1" meta:cell-count="19" meta:object-count="0"/>
  </office:meta>
</office:document-meta>
</file>